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Liberation Serif" officeooo:rsid="002b9e5e" officeooo:paragraph-rsid="002ec3fd"/>
    </style:style>
    <style:style style:name="P2" style:family="paragraph" style:parent-style-name="Title">
      <style:text-properties style:font-name="Liberation Serif" officeooo:paragraph-rsid="002e097e"/>
    </style:style>
    <style:style style:name="P3" style:family="paragraph" style:parent-style-name="List_20_2_20_Cont.">
      <style:text-properties officeooo:rsid="002ec3fd" officeooo:paragraph-rsid="002ec3fd"/>
    </style:style>
    <style:style style:name="P4" style:family="paragraph" style:parent-style-name="List_20_2_20_Cont.">
      <style:text-properties officeooo:rsid="00398e31" officeooo:paragraph-rsid="00398e31"/>
    </style:style>
    <style:style style:name="P5" style:family="paragraph" style:parent-style-name="List_20_2_20_Cont.">
      <style:text-properties officeooo:rsid="0039dd7f" officeooo:paragraph-rsid="0039dd7f"/>
    </style:style>
    <style:style style:name="P6" style:family="paragraph" style:parent-style-name="List_20_2_20_Cont.">
      <style:text-properties officeooo:rsid="003a3214" officeooo:paragraph-rsid="003a3214"/>
    </style:style>
    <style:style style:name="P7" style:family="paragraph" style:parent-style-name="List_20_2_20_Cont.">
      <style:text-properties officeooo:rsid="003df630" officeooo:paragraph-rsid="003df630"/>
    </style:style>
    <style:style style:name="P8" style:family="paragraph" style:parent-style-name="List_20_2_20_Cont.">
      <style:text-properties officeooo:rsid="003feacc" officeooo:paragraph-rsid="003feacc"/>
    </style:style>
    <style:style style:name="P9" style:family="paragraph" style:parent-style-name="List_20_2_20_Cont.">
      <style:text-properties officeooo:rsid="00413591" officeooo:paragraph-rsid="00413591"/>
    </style:style>
    <style:style style:name="P10" style:family="paragraph" style:parent-style-name="List_20_2_20_Cont.">
      <style:text-properties officeooo:rsid="00429330" officeooo:paragraph-rsid="00443401"/>
    </style:style>
    <style:style style:name="P11" style:family="paragraph" style:parent-style-name="List_20_2_20_Cont.">
      <style:text-properties fo:color="#1b75bc"/>
    </style:style>
    <style:style style:name="P12" style:family="paragraph" style:parent-style-name="Numbering_20_1">
      <style:text-properties fo:color="#1b75bc" officeooo:rsid="002add6b" officeooo:paragraph-rsid="002add6b"/>
    </style:style>
    <style:style style:name="P13" style:family="paragraph" style:parent-style-name="Numbering_20_1">
      <style:text-properties officeooo:rsid="002add6b" officeooo:paragraph-rsid="002add6b"/>
    </style:style>
    <style:style style:name="P14" style:family="paragraph" style:parent-style-name="Numbering_20_1" style:master-page-name="">
      <style:paragraph-properties style:page-number="auto" fo:keep-with-next="always"/>
      <style:text-properties officeooo:rsid="002add6b" officeooo:paragraph-rsid="002add6b"/>
    </style:style>
    <style:style style:name="P15" style:family="paragraph" style:parent-style-name="List_20_2">
      <style:text-properties officeooo:rsid="002add6b" officeooo:paragraph-rsid="002add6b"/>
    </style:style>
    <style:style style:name="P16" style:family="paragraph" style:parent-style-name="List_20_2">
      <style:text-properties fo:color="#1b75bc" officeooo:rsid="002add6b" officeooo:paragraph-rsid="002add6b"/>
    </style:style>
    <style:style style:name="P17" style:family="paragraph" style:parent-style-name="List_20_2">
      <style:paragraph-properties fo:keep-with-next="always"/>
      <style:text-properties officeooo:rsid="002add6b" officeooo:paragraph-rsid="002add6b"/>
    </style:style>
    <style:style style:name="P18" style:family="paragraph" style:parent-style-name="List_20_2_20_Cont.">
      <style:text-properties fo:font-style="normal" style:text-underline-style="none" officeooo:rsid="003feacc" officeooo:paragraph-rsid="003feacc" style:font-style-asian="normal" style:font-style-complex="normal"/>
    </style:style>
    <style:style style:name="T1" style:family="text">
      <style:text-properties officeooo:rsid="00398e31"/>
    </style:style>
    <style:style style:name="T2" style:family="text">
      <style:text-properties officeooo:rsid="003a3214"/>
    </style:style>
    <style:style style:name="T3" style:family="text">
      <style:text-properties officeooo:rsid="003c0053"/>
    </style:style>
    <style:style style:name="T4" style:family="text">
      <style:text-properties officeooo:rsid="003feac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45cd7f" style:font-style-asian="italic" style:font-style-complex="italic"/>
    </style:style>
    <style:style style:name="T7" style:family="text">
      <style:text-properties fo:font-style="italic" style:text-underline-style="none" officeooo:rsid="003feac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45cd7f" style:font-style-asian="normal" style:font-style-complex="normal"/>
    </style:style>
    <style:style style:name="T10" style:family="text">
      <style:text-properties fo:font-style="normal" style:text-underline-style="none" officeooo:rsid="003feacc" style:font-style-asian="normal" style:font-style-complex="normal"/>
    </style:style>
    <style:style style:name="T11" style:family="text">
      <style:text-properties officeooo:rsid="00413591"/>
    </style:style>
    <style:style style:name="T12" style:family="text">
      <style:text-properties officeooo:rsid="00429330"/>
    </style:style>
    <style:style style:name="T13" style:family="text">
      <style:text-properties officeooo:rsid="004434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lentos Gallup</text:p>
      <text:list xml:id="list709614176" text:style-name="Numbering_20_123">
        <text:list-item>
          <text:p text:style-name="Numbering_20_1">Mis talentos en acción. </text:p>
        </text:list-item>
      </text:list>
      <text:list xml:id="list449460479" text:style-name="List_20_2">
        <text:list-item>
          <text:p text:style-name="List_20_2">Obtienes lo mejor de mí cuando: </text:p>
        </text:list-item>
      </text:list>
      <text:p text:style-name="P3">… <text:span text:style-name="T1">reconozco</text:span> empatía, afinidad, consideración y no me siento presionado. <text:s/><text:span text:style-name="T3">Me gusta acompañar los trayectos, en lugar de dividir las tareas. <text:s/>Y valoro más el trayecto que la meta. </text:span></text:p>
      <text:p text:style-name="P4">Además doy lo mejor cuando estoy en un proyecto que me exige intelectualmente y que me permite abordarlo sistemáticamente. <text:s/></text:p>
      <text:list xml:id="list183240029012391" text:continue-numbering="true" text:style-name="List_20_2">
        <text:list-item>
          <text:p text:style-name="List_20_2">Obtienes lo peor de mí cuando: </text:p>
        </text:list-item>
      </text:list>
      <text:p text:style-name="P4">Me pides cosas rápidas y/o sencillas. <text:s/>Cuando lo que hago no tiene fundamento estructural, o basado en premisas arbitrarias. <text:s/><text:span text:style-name="T3">No me gusta la imposición, o la falta de deliberación para los resultados. </text:span></text:p>
      <text:list xml:id="list183239317521922" text:continue-numbering="true" text:style-name="List_20_2">
        <text:list-item>
          <text:p text:style-name="List_20_2">Puedes contar conmigo para:</text:p>
        </text:list-item>
      </text:list>
      <text:p text:style-name="P5">Analizar y abordar proyectos. <text:s/>Delinear estrategias. <text:s/><text:span text:style-name="T2">Pensar más en el cómo y menos en el qué… y darle forma a las características técnicas de los proyectos. <text:s text:c="2"/></text:span></text:p>
      <text:list xml:id="list183241114182132" text:continue-numbering="true" text:style-name="List_20_2">
        <text:list-item>
          <text:p text:style-name="List_20_2">Lo que necesito de ti:</text:p>
        </text:list-item>
      </text:list>
      <text:p text:style-name="P7">La forma en que me manejo para relacionarme -tanto profesional como personalmente-, es <text:s/>minimizando las exigencias de mis relaciones. <text:s/>Por eso se me dificulta escribir las necesidades y expectativas que tengo de los demás. <text:s/>Me gusta {personal=dar, profesional=completar} sin que se <text:span text:style-name="T4">exprese demasiado la expectativa. </text:span></text:p>
      <text:p text:style-name="P7">En ámbito <text:span text:style-name="T4">profesional </text:span>-<text:span text:style-name="T4">porque </text:span><text:span text:style-name="T7">coaching</text:span><text:span text:style-name="T10">- lo que necesito en mis relaciones es la ayuda para forjar el puente entre lo teórico y lo práctico. <text:s/>Siendo que me gusta tirarme a lo más teórico, y entendiendo que lo más práctico es lo que me ayudará a relacionarme con las personas. <text:s/></text:span></text:p>
      <text:p text:style-name="P18">Por eso las relaciones que más valoro son con las personas que encuentro apertura para subir a abstraer conceptos y después bajarlos de nuevo. <text:s/></text:p>
      <text:list xml:id="list183239589845106" text:continue-list="list709614176" text:style-name="Numbering_20_123">
        <text:list-item>
          <text:p text:style-name="P14"><text:soft-page-break/>Mapa de temas.</text:p>
        </text:list-item>
      </text:list>
      <text:list xml:id="list183241053245873" text:continue-list="list183241114182132" text:style-name="List_20_2">
        <text:list-item>
          <text:p text:style-name="P17">Me describo como: </text:p>
        </text:list-item>
      </text:list>
      <text:p text:style-name="P6">Soy una person<text:span text:style-name="T4">a abierta a conocer gente. <text:s/>Rara vez me hago prejuicios de los demás. <text:s/>Me gusta encontrar las motivaciones que empujan a los demás. <text:s/>Aunque a la vez, reservo esta percepción hasta no percibir un interés genuino de la persona que está sentada del otro lado. </text:span></text:p>
      <text:p text:style-name="P8">En el trabajo, busco <text:span text:style-name="T11">empatizar</text:span> <text:span text:style-name="T11">con</text:span> mis analistas; y que entiendan la razón de las tareas que les doy. <text:s/>Al tratar con herramientas técnicas, <text:span text:style-name="T11">quiero que las hayan aprendido (a usar) lo suficiente para darles uso. <text:s/></text:span></text:p>
      <text:p text:style-name="P9">En ese sentido, me preocupo por el orden con el que se hacen las cosas, en el caso del <text:span text:style-name="T5">software</text:span><text:span text:style-name="T8"> que uso, quiero encontrar el programa preciso, y que tanto el código como los archivos tengan una estructura sólida. <text:s text:c="2"/></text:span></text:p>
      <text:list xml:id="list183240095071939" text:continue-numbering="true" text:style-name="List_20_2">
        <text:list-item>
          <text:p text:style-name="P15">El valor que aporto:</text:p>
        </text:list-item>
      </text:list>
      <text:p text:style-name="P9">Si se trata de abstraer un problema, yo soy tu gallo. <text:s/>Esquematizar y estructurar tópicos es la actividad favorita en mi cabeza, <text:span text:style-name="T12">e</text:span>l primer lugar <text:span text:style-name="T12">que busca</text:span> mi mente por la mañana. <text:s/></text:p>
      <text:p text:style-name="P9">Por lo que ya sabemos, cuando los proyectos <text:span text:style-name="T12">emplean bases de datos, me resulta aún más divertido. <text:s/>En términos conocidos pongo en práctica la vieja tripleta: Datos / Operaciones / Resultado. <text:s/></text:span></text:p>
      <text:p text:style-name="P10">En términos de equipo <text:span text:style-name="T13">(</text:span>… <text:span text:style-name="T13">a veces trabajo más estilo </text:span><text:span text:style-name="T6">Lone Wolf</text:span><text:span text:style-name="T9">) también funjo más como estratega, al distinguir las características que hace mejor cada quién. <text:s/></text:span></text:p>
      <text:list xml:id="list183239238072568" text:continue-numbering="true" text:style-name="List_20_2">
        <text:list-item>
          <text:p text:style-name="P16">El papel que desempeño:</text:p>
        </text:list-item>
        <text:list-item>
          <text:p text:style-name="P16">Las necesidades que tengo:</text:p>
        </text:list-item>
        <text:list-item>
          <text:p text:style-name="P16">Mis motivaciones: <text:s/></text:p>
        </text:list-item>
      </text:list>
      <text:p text:style-name="P11"/>
      <text:list xml:id="list183240672446383" text:continue-list="list183239589845106" text:style-name="Numbering_20_123">
        <text:list-item>
          <text:p text:style-name="P12">Notas adicionales.</text:p>
          <text:p text:style-name="P1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top="0.5in" fo:margin-bottom="0in" loext:contextual-spacing="true"/>
      <style:text-properties fo:color="#00508f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in" fo:margin-bottom="0.0972in" loext:contextual-spacing="false" fo:line-height="120%"/>
      <style:text-properties fo:color="#0d1f63"/>
    </style:style>
    <style:style style:name="List" style:family="paragraph" style:parent-style-name="Text_20_body" style:class="list">
      <style:paragraph-properties fo:margin-left="0.2in" fo:margin-right="0in" fo:text-indent="-0.2in" style:auto-text-indent="false">
        <style:tab-stops/>
      </style:paragraph-properties>
      <style:text-properties fo:color="#003d73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>
        <style:tab-stops/>
      </style:paragraph-properties>
      <style:text-properties fo:color="#003d73"/>
    </style:style>
    <style:style style:name="Numbering_20_1" style:display-name="Numbering 1" style:family="paragraph" style:parent-style-name="List" style:list-style-name="Numbering_20_123" style:class="list">
      <loext:graphic-properties draw:fill="none" draw:fill-color="#729fcf"/>
      <style:paragraph-properties fo:margin-top="0in" fo:margin-bottom="0.0835in" loext:contextual-spacing="false" fo:background-color="transparent" style:shadow="none">
        <style:tab-stops/>
      </style:paragraph-properties>
      <style:text-properties fo:color="#003d73"/>
    </style:style>
    <style:style style:name="Numbering_20_5_20_Cont." style:display-name="Numbering 5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6598in" fo:margin-right="0in" fo:margin-top="0in" fo:margin-bottom="0.0835in" loext:contextual-spacing="false" fo:line-height="120%" fo:text-indent="-0.1598in" style:auto-text-indent="false">
        <style:tab-stops/>
      </style:paragraph-properties>
      <style:text-properties fo:color="#003d73"/>
    </style:style>
    <style:style style:name="List_20_2_20_Cont." style:display-name="List 2 Cont." style:family="paragraph" style:parent-style-name="List" style:list-style-name="" style:class="list">
      <style:paragraph-properties fo:margin-left="0.5in" fo:margin-right="0in" fo:margin-top="0in" fo:margin-bottom="0.0799in" loext:contextual-spacing="false" fo:text-indent="0.1598in" style:auto-text-indent="false" style:shadow="none"/>
      <style:text-properties fo:color="#62a73b"/>
    </style:style>
    <style:style style:name="Numbering_20_1_20_Cont." style:display-name="Numbering 1 Cont." style:family="paragraph" style:parent-style-name="List" style:list-style-name="" style:class="list">
      <style:paragraph-properties fo:margin-left="0.5in" fo:margin-right="0in" fo:margin-top="0in" fo:margin-bottom="0.0835in" loext:contextual-spacing="false" fo:text-indent="0in" style:auto-text-indent="false"/>
      <style:text-properties fo:color="#006c3b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Indent" style:display-name="List Indent" style:family="paragraph" style:parent-style-name="Text_20_body" style:class="text">
      <style:paragraph-properties>
        <style:tab-stops>
          <style:tab-stop style:position="0in"/>
        </style:tab-stops>
      </style:paragraph-properties>
    </style:style>
    <style:style style:name="List_20_3" style:display-name="List 3" style:family="paragraph" style:parent-style-name="List" style:list-style-name="List_20_3" style:class="list">
      <style:paragraph-properties fo:margin-left="0.6902in" fo:margin-right="0in" fo:margin-top="0in" fo:margin-bottom="0.0835in" loext:contextual-spacing="false" fo:text-indent="0in" style:auto-text-indent="false">
        <style:tab-stops/>
      </style:paragraph-properties>
      <style:text-properties fo:color="#003d73"/>
    </style:style>
    <style:style style:name="List_20_3_20_Cont." style:display-name="List 3 Cont." style:family="paragraph" style:parent-style-name="List" style:list-style-name="" style:class="list">
      <style:paragraph-properties fo:margin-left="0.6902in" fo:margin-right="0in" fo:margin-top="0in" fo:margin-bottom="0.0835in" loext:contextual-spacing="false" fo:text-indent="0in" style:auto-text-indent="false"/>
      <style:text-properties fo:color="#006c3b"/>
    </style:style>
    <style:style style:name="Numbering_20_1_20_End" style:display-name="Numbering 1 End" style:family="paragraph" style:parent-style-name="List" style:next-style-name="Numbering_20_1" style:class="list">
      <style:paragraph-properties fo:margin-left="0.5in" fo:margin-right="0in" fo:margin-top="0in" fo:margin-bottom="0.1665in" loext:contextual-spacing="false" fo:text-indent="0in" style:auto-text-indent="false"/>
      <style:text-properties fo:color="#cf3834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0799in" loext:contextual-spacing="false" fo:text-indent="0in" style:auto-text-indent="false">
        <style:tab-stops/>
      </style:paragraph-properties>
      <style:text-properties fo:color="#cf3834"/>
    </style:style>
    <style:style style:name="Title" style:family="paragraph" style:parent-style-name="Heading" style:next-style-name="Text_20_body" style:list-style-name="" style:class="chapter">
      <style:paragraph-properties fo:margin-top="0.1701in" fo:margin-bottom="0.25in" loext:contextual-spacing="false" fo:text-align="center" style:justify-single-word="false" style:shadow="none"/>
      <style:text-properties fo:color="#003d73"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list-style-name="" style:class="extra">
      <style:paragraph-properties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erif" officeooo:rsid="002b9e5e" officeooo:paragraph-rsid="002ec3f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10107" number:language="es" number:country="MX" number:title="User-defined">
      <number:day/>
      <number:text> </number:text>
      <number:month number:style="long" number:textual="true"/>
      <number:text> '</number:text>
      <number:year/>
    </number:date-style>
  </office:automatic-styles>
  <office:master-styles>
    <style:master-page style:name="Standard" style:page-layout-name="Mpm1">
      <style:header>
        <text:p text:style-name="Header">Diego Villamil</text:p>
        <text:p text:style-name="MP1">CDMX, <text:date style:data-style-name="N10107" text:date-value="2020-07-27T18:32:39.128465317">27 julio '20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7-15T11:56:41.342640258</dc:date>
    <meta:editing-duration>PT6H9M46S</meta:editing-duration>
    <meta:editing-cycles>18</meta:editing-cycles>
    <dc:creator>Diego Villamil</dc:creator>
    <meta:document-statistic meta:table-count="0" meta:image-count="0" meta:object-count="0" meta:page-count="2" meta:paragraph-count="28" meta:word-count="502" meta:character-count="2964" meta:non-whitespace-character-count="2456"/>
  </office:meta>
</office:document-meta>
</file>